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0"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1"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2" style:family="paragraph" style:parent-style-name="Standard">
      <style:paragraph-properties fo:text-align="justify" style:justify-single-word="false" fo:break-before="page">
        <style:tab-stops>
          <style:tab-stop style:position="6.251cm"/>
          <style:tab-stop style:position="10.001cm"/>
          <style:tab-stop style:position="12.502cm"/>
        </style:tab-stops>
      </style:paragraph-properties>
      <style:text-properties style:font-name="Gill Sans MT_CCJU" fo:font-size="11pt" style:font-size-asian="11pt"/>
    </style:style>
    <style:style style:name="P23" style:family="paragraph" style:parent-style-name="Text_20_body">
      <style:text-properties style:font-name="Gill Sans MT_CCJU" fo:font-size="11pt" style:font-size-asian="11pt"/>
    </style:style>
    <style:style style:name="P24"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fo:color="#000000" style:font-name="Gill Sans MT_CCJU" fo:font-size="11pt" style:font-size-asian="11pt" style:font-size-complex="11pt"/>
    </style:style>
    <style:style style:name="P25"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color="#000000" style:font-size-complex="11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4">remLineWhenBlank(empty_line)=%</text:span></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7">%=<text:span text:style-name="T4">remLineWhenBlank(empty_line)=%</text:span>%#include AM_HEADER#%</text:p>
      <text:p text:style-name="P18"/>
      <text:p text:style-name="P18"/>
      <text:p text:style-name="P18"/>
      <text:p text:style-name="P18"/>
      <text:p text:style-name="P20">Votre demande de calcul d'une contribution de l'Etat à la réduction des primes dans l'assurance-maladie relative à l'année %=RELATIV1=% sur la base de la révision de votre taxation définitive de l'année %=ANNEEMOINSDEUX=%.</text:p>
      <text:p text:style-name="P21"/>
      <text:p text:style-name="P16"/>
      <text:p text:style-name="P16"/>
      <text:p text:style-name="P16">%=TITRE=%,</text:p>
      <text:p text:style-name="P16"/>
      <text:p text:style-name="P16">Statuant sur votre demande du %=DREDRECA=%, nous constatons que votre revenu déterminant, détaillé au verso, s'élève à CHF %=<text:span text:style-name="T5">DETREC=%. De ce fait, nous avons le regret de vous annoncer que vous ne pouvez pas bénéficier d'une contribution de l'Etat à la réduction des primes dans l'assurance-maladie pour l'année %=RELATIV1=% supérieure à celle que nous vous avons attribuée en date du %=DDEC=% et qui reste donc toujours valable.</text:span></text:p>
      <text:p text:style-name="P24"/>
      <text:p text:style-name="P21">%#include AM_SIGNATURES#%</text:p>
      <text:p text:style-name="P22">%#include AM_REVENU_STANDARD_RECALCUL#%</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VOIES DE DROIT AU VERSO</text:p>
        <text:p text:style-name="MP10">decmst11</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Cédric Bulloni</dc:creator>
    <dc:date>2013-06-14T13:01:54.90</dc:date>
    <meta:print-date>2003-09-10T06:53:00</meta:print-date>
    <meta:editing-cycles>114</meta:editing-cycles>
    <meta:editing-duration>PT7H3M51S</meta:editing-duration>
    <meta:document-statistic meta:table-count="0" meta:image-count="2" meta:object-count="0" meta:page-count="2" meta:paragraph-count="33" meta:word-count="316" meta:character-count="2280"/>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